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6.51pt"/>
    </style:style>
    <style:style style:name="co2" style:family="table-column">
      <style:table-column-properties fo:break-before="auto" style:column-width="48.1pt"/>
    </style:style>
    <style:style style:name="co3" style:family="table-column">
      <style:table-column-properties fo:break-before="auto" style:column-width="49.66pt"/>
    </style:style>
    <style:style style:name="co4" style:family="table-column">
      <style:table-column-properties fo:break-before="auto" style:column-width="37.3pt"/>
    </style:style>
    <style:style style:name="co5" style:family="table-column">
      <style:table-column-properties fo:break-before="auto" style:column-width="45.01pt"/>
    </style:style>
    <style:style style:name="co6" style:family="table-column">
      <style:table-column-properties fo:break-before="auto" style:column-width="72pt"/>
    </style:style>
    <style:style style:name="co7" style:family="table-column">
      <style:table-column-properties fo:break-before="auto" style:column-width="45.7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115.26pt"/>
    </style:style>
    <style:style style:name="co10" style:family="table-column">
      <style:table-column-properties fo:break-before="auto" style:column-width="30.36pt"/>
    </style:style>
    <style:style style:name="co11" style:family="table-column">
      <style:table-column-properties fo:break-before="auto" style:column-width="56.55pt"/>
    </style:style>
    <style:style style:name="co12" style:family="table-column">
      <style:table-column-properties fo:break-before="auto" style:column-width="47.31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tatistic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TestSetFileName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Managed</text:p>
          </table:table-cell>
          <table:table-cell office:value-type="string" calcext:value-type="string">
            <text:p>Fails</text:p>
          </table:table-cell>
          <table:table-cell office:value-type="string" calcext:value-type="string">
            <text:p>Skipped</text:p>
          </table:table-cell>
          <table:table-cell office:value-type="string" calcext:value-type="string">
            <text:p>Dependencies</text:p>
          </table:table-cell>
          <table:table-cell office:value-type="string" calcext:value-type="string">
            <text:p>Crashes</text:p>
          </table:table-cell>
          <table:table-cell office:value-type="string" calcext:value-type="string">
            <text:p>UnsupportedTypes</text:p>
          </table:table-cell>
          <table:table-cell office:value-type="string" calcext:value-type="string">
            <text:p>UnsupportedErrorCodes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Matches</text:p>
          </table:table-cell>
        </table:table-row>
        <table:table-row table:style-name="ro1">
          <table:table-cell office:value-type="string" calcext:value-type="string">
            <text:p>fn/abs.xml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djust-date-to-timezone.xml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djust-dateTime-to-timezone.xml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djust-time-to-timezone.xml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nalyze-string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pply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vailable-environment-variables.xm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vg.xml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239" calcext:value-type="float">
            <text:p>2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base-uri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boolean.xml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eiling.xml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depoint-equal.xml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depoints-to-string.xml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llation-key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llection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mpare.xm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ncat.xml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ntains.xml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ntains-token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unt.xml</text:p>
          </table:table-cell>
          <table:table-cell office:value-type="float" office:value="20" calcext:value-type="float">
            <text:p>20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16" calcext:value-type="float">
            <text:p>31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urrent-date.xml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urrent-dateTime.xml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urrent-time.xml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ata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ateTime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ay-from-dat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ay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ay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eep-equal.xml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63" calcext:value-type="float">
            <text:p>26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efault-collation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efault-language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istinct-values.xml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oc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oc-available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ocument-uri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lement-with-id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mpty.xml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ncode-for-uri.xml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nds-with.xml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nvironment-variable.xm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rror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scape-html-uri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xactly-one.xml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xists.xml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alse.xml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ilter.xm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loor.xml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ld-lef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ld-righ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-each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-each-pair.xm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mat-date.xm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mat-dateTime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mat-intege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mat-number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62" calcext:value-type="float">
            <text:p>26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mat-tim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unction-lookup.xm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40" calcext:value-type="float">
            <text:p>64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74" calcext:value-type="float">
            <text:p>6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unction-arity.xm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unction-name.xm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generate-id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has-children.xm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head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hours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hour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hours-from-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d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dref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mplicit-timezone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nnermost.xm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ndex-of.xml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nsert-before.xml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n-scope-prefixes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ri-to-uri.xm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json-to-xm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lang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last.xml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load-xquery-module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local-name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local-name-from-QNam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lower-case.xml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ax.xml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08" calcext:value-type="float">
            <text:p>20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atches.xml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atches.re.xml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1" calcext:value-type="float">
            <text:p>72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010" calcext:value-type="float">
            <text:p>10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in.xml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07" calcext:value-type="float">
            <text:p>20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inutes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inute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inutes-from-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onth-from-dat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onth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onth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ame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amespace-uri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amespace-uri-for-prefix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amespace-uri-from-QNam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illed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ode-name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ormalize-space.xml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ormalize-unicode.xml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ot.xml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umber.xml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one-or-more.xml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outermost.xm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arse-ietf-dat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arse-json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154" calcext:value-type="float">
            <text:p>1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arse-xml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arse-xml-fragment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ath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osition.xml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refix-from-QNam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QName.xm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andom-number-generator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emove.xml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eplace.xml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esolve-QNam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esolve-uri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everse.xml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oot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ound.xml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1" calcext:value-type="float">
            <text:p>26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ound-half-to-even.xml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econds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econd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econds-from-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erializ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or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tarts-with.xml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tatic-base-uri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tring.xml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tring-join.xml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tring-length.xml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tring-to-codepoints.xml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ubsequence.xml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ubstring.xml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ubstring-after.xml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ubstring-before.xml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um.xml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31" calcext:value-type="float">
            <text:p>13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ail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imezone-from-dat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imezone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imezone-from-time.xml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okenize.xml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race.xm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ransform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ranslate.xml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rue.xml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unordered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unparsed-text.xm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unparsed-text-available.xm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unparsed-text-lines.xm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upper-case.xml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uri-collection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xml-to-json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year-from-dat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year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year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zero-or-one.xml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acos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asin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atan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atan2.xm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cos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exp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exp10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log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log10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pi.xm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pow.xml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sin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sqrt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tan.xml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merge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contains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find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ge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entry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siz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keys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put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remov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for-each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append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filte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flatten.xm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fold-left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fold-right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for-each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for-each-pai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ge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head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insert-befor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join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put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remov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reverse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size.xm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sor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subarray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tai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anyURI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base64Binary.xm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dateTimeStamp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double.xm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erro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float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hexBinary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normalizedStri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numeric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token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dayTimeDurations.xml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dayTimeDuration-to-date.xml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dayTimeDuration-to-dateTime.xml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dayTimeDuration-to-time.xml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yearMonthDurations.xml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yearMonthDuration-to-date.xml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yearMonthDuration-to-dateTime.xml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nyURI-equal.xm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nyURI-greater-than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nyURI-less-than.xm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a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ase64Binary-equal.xml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ase64Binary-less-than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ase64Binary-greater-than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oolean-equal.xml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oolean-greater-than.xml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oolean-less-than.xml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concat.xml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concatenate.xm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te-equal.xml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te-greater-than.xml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te-less-than.xml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teTime-equal.xml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teTime-greater-than.xml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teTime-less-than.xml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yTimeDuration-greater-than.xml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yTimeDuration-less-than.xml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ivide-dayTimeDuration.xml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ivide-dayTimeDuration-by-dayTimeDuration.xml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ivide-yearMonthDuration.xml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ivide-yearMonthDuration-by-yearMonthDuration.xml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uration-equal.xml</text:p>
          </table:table-cell>
          <table:table-cell office:value-type="float" office:value="32" calcext:value-type="float">
            <text:p>32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excep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gDay-equal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gMonth-equal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gMonthDay-equal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gYear-equal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gYearMonth-equal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hexBinary-equal.xml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hexBinary-greater-than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hexBinary-less-than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intersec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is-same-nod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multiply-dayTimeDuration.xml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multiply-yearMonthDuration.xml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ode-after.xm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ode-before.xm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OTATION-equal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add.xml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5" calcext:value-type="float">
            <text:p>1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equal.xml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2" calcext:value-type="float">
            <text:p>20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divide.xml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greater-than.xml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integer-divide.xml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less-than.xml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mod.xml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multiply.xml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subtract.xml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unary-minus.xml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unary-plus.xml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QName-equa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tring-equal.xm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tring-greater-than.xm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tring-less-than.xm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dates.xml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dateTimes.xml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dayTimeDuration-from-date.xml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dayTimeDuration-from-dateTime.xml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dayTimeDuration-from-time.xml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dayTimeDurations.xml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times.xml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yearMonthDuration-from-date.xml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yearMonthDuration-from-dateTime.xml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yearMonthDurations.xml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time-equal.xml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time-greater-than.xml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time-less-than.xml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to.xml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union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yearMonthDuration-greater-than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yearMonthDuration-less-than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ame-key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llowingEmpty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nnotation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rrayTest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rrowPostfix.xm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xm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63" calcext:value-type="float">
            <text:p>163</text:p>
          </table:table-cell>
          <table:table-cell office:value-type="float" office:value="109" calcext:value-type="float">
            <text:p>109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48" calcext:value-type="float">
            <text:p>3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abb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ancestor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ancestor-or-self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followi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following-sibli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precedi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preceding-sibli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static-typing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unabbr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BaseURIDec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BoundarySpaceDecl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astableExpr.xml</text:p>
          </table:table-cell>
          <table:table-cell office:value-type="float" office:value="4" calcext:value-type="float">
            <text:p>4</text:p>
          </table:table-cell>
          <table:table-cell office:value-type="float" office:value="267" calcext:value-type="float">
            <text:p>267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19" calcext:value-type="float">
            <text:p>19</text:p>
          </table:table-cell>
          <table:table-cell office:value-type="float" office:value="450" calcext:value-type="float">
            <text:p>45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953" calcext:value-type="float">
            <text:p>9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astExpr.xml</text:p>
          </table:table-cell>
          <table:table-cell office:value-type="float" office:value="31" calcext:value-type="float">
            <text:p>31</text:p>
          </table:table-cell>
          <table:table-cell office:value-type="float" office:value="479" calcext:value-type="float">
            <text:p>479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7" calcext:value-type="float">
            <text:p>97</text:p>
          </table:table-cell>
          <table:table-cell office:value-type="float" office:value="1530" calcext:value-type="float">
            <text:p>1530</text:p>
          </table:table-cell>
          <table:table-cell office:value-type="float" office:value="271" calcext:value-type="float">
            <text:p>271</text:p>
          </table:table-cell>
          <table:table-cell table:number-columns-repeated="2" office:value-type="float" office:value="2772" calcext:value-type="float">
            <text:p>277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astExpr.derived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0" calcext:value-type="float">
            <text:p>11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59" calcext:value-type="float">
            <text:p>1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astExpr.schema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ment.xml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AttrConstructor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DocConstructor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CommentConstructor.xm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ElemConstructor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NamespaceConstructo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PIConstructor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TextConstructor.xml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nstructionDecl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nstructionDecl.schema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ntextItemDecl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ntextItemExp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pyNamespacesDecl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untClaus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urlyArrayConstructor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ecimalFormatDecl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efaultCollationDecl.xm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efaultNamespaceDecl.xm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irAttributeList.xml</text:p>
          </table:table-cell>
          <table:table-cell office:value-type="float" office:value="44" calcext:value-type="float">
            <text:p>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irectConstructor.xml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irElemConstructor.xml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irElemContent.xml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irElemContent.namespace.xm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irElemContent.whitespac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EmptyOrderDecl.xml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EQName.xm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ExtensionExpr.xm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FLWORExpr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FLWORExpr.static-typing.xm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ForClause.xml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FunctionCall.xml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FunctionDecl.xml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eneralComp.eq.xm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eneralComp.ge.xml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eneralComp.gt.xml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eneralComp.le.xm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eneralComp.lt.xml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eneralComp.ne.xml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roupByClause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IfExpr.xml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InlineFunctionExpr.xml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InstanceofExpr.xml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LetClause.xml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Literal.xml</text:p>
          </table:table-cell>
          <table:table-cell office:value-type="float" office:value="84" calcext:value-type="float">
            <text:p>84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74" calcext:value-type="float">
            <text:p>1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Lookup.xm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MapConstructor.xm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MapTest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ModuleImport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NamedFunctionRef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56" calcext:value-type="float">
            <text:p>55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NamespaceDecl.xml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NameTest.xm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NodeTest.xm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OptionDecl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OptionDecl.serialization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OrExpr.xml</text:p>
          </table:table-cell>
          <table:table-cell office:value-type="float" office:value="43" calcext:value-type="float">
            <text:p>43</text:p>
          </table:table-cell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71" calcext:value-type="float">
            <text:p>37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OrderByClause.xm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205" calcext:value-type="float">
            <text:p>20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OrderingModeDec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PathExpr.xml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ParenthesizedExpr.xml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PositionalVar.xml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Predicate.xml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QuantifiedExpr.xml</text:p>
          </table:table-cell>
          <table:table-cell office:value-type="float" office:value="82" calcext:value-type="float">
            <text:p>8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ReturnClaus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SchemaImport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SequenceType.xml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SquareArrayConstructo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StepExpr.xm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StringConstructor.xml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SwitchExpr.xm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TreatExpr.xml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TryCatchExpr.xml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TypeswitchExpr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UnorderedExpr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UnaryLookup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ValidateExpr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ValueComp.xm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VarDecl.xml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VarDecl.external.xml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VarDefaultValue.xml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VersionDecl.xm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WhereClause.xml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WindowClause.xm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CombinedErrorCodes.xml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259" calcext:value-type="float">
            <text:p>2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AnnexE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AppendixA4.xml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ErrorsAndOptimization.xml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HigherOrderFunctions.xml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JsonTestSuit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318" calcext:value-type="float">
            <text:p>3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StaticContex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Surrogates.xm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UCACollation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XMLEdition.xm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r/method-adaptiv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r/method-html.xm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r/method-json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r/method-text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r/method-xhtml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r/method-xm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CatalogCheck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Demos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FunctxFn.xml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2" calcext:value-type="float">
            <text:p>50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FunctxFunctx.xml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27" calcext:value-type="float">
            <text:p>6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CompoundValues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JSON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NLP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NS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PARTS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R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R31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SEQ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SGML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STRING.xml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TREE.xml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XMP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Walmsley.xml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XMark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fo-spec-examples.xml</text:p>
          </table:table-cell>
          <table:table-cell office:value-type="float" office:value="5" calcext:value-type="float">
            <text:p>5</text:p>
          </table:table-cell>
          <table:table-cell office:value-type="float" office:value="357" calcext:value-type="float">
            <text:p>35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41" calcext:value-type="float">
            <text:p>6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table:formula="of:=SUM([.B2:.B426])" office:value-type="float" office:value="2755" calcext:value-type="float">
            <text:p>2755</text:p>
          </table:table-cell>
          <table:table-cell table:formula="of:=SUM([.C2:.C426])" office:value-type="float" office:value="5812" calcext:value-type="float">
            <text:p>5812</text:p>
          </table:table-cell>
          <table:table-cell table:formula="of:=SUM([.D2:.D426])" office:value-type="float" office:value="2129" calcext:value-type="float">
            <text:p>2129</text:p>
          </table:table-cell>
          <table:table-cell table:formula="of:=SUM([.E2:.E426])" office:value-type="float" office:value="0" calcext:value-type="float">
            <text:p>0</text:p>
          </table:table-cell>
          <table:table-cell table:formula="of:=SUM([.F2:.F426])" office:value-type="float" office:value="1453" calcext:value-type="float">
            <text:p>1453</text:p>
          </table:table-cell>
          <table:table-cell table:formula="of:=SUM([.G2:.G426])" office:value-type="float" office:value="10696" calcext:value-type="float">
            <text:p>10696</text:p>
          </table:table-cell>
          <table:table-cell table:formula="of:=SUM([.H2:.H426])" office:value-type="float" office:value="6224" calcext:value-type="float">
            <text:p>6224</text:p>
          </table:table-cell>
          <table:table-cell table:formula="of:=SUM([.I2:.I426])" office:value-type="float" office:value="2384" calcext:value-type="float">
            <text:p>2384</text:p>
          </table:table-cell>
          <table:table-cell table:formula="of:=SUM([.J2:.J426])" office:value-type="float" office:value="31453" calcext:value-type="float">
            <text:p>31453</text:p>
          </table:table-cell>
          <table:table-cell table:formula="of:=SUM([.K2:.K426])" office:value-type="float" office:value="31453" calcext:value-type="float">
            <text:p>31453</text:p>
          </table:table-cell>
          <table:table-cell/>
        </table:table-row>
        <table:table-row table:style-name="ro1">
          <table:table-cell/>
          <table:table-cell table:style-name="ce1" table:formula="of:=[.B427]/[.$J427]" office:value-type="percentage" office:value="0.0875910088067911" calcext:value-type="percentage">
            <text:p>8.76%</text:p>
          </table:table-cell>
          <table:table-cell table:style-name="ce1" table:formula="of:=[.C427]/[.$J427]" office:value-type="percentage" office:value="0.184783645439227" calcext:value-type="percentage">
            <text:p>18.48%</text:p>
          </table:table-cell>
          <table:table-cell table:style-name="ce1" table:formula="of:=[.D427]/[.$J427]" office:value-type="percentage" office:value="0.0676882968238324" calcext:value-type="percentage">
            <text:p>6.77%</text:p>
          </table:table-cell>
          <table:table-cell table:style-name="ce1" table:formula="of:=[.E427]/[.$J427]" office:value-type="percentage" office:value="0" calcext:value-type="percentage">
            <text:p>0.00%</text:p>
          </table:table-cell>
          <table:table-cell table:style-name="ce1" table:formula="of:=[.F427]/[.$J427]" office:value-type="percentage" office:value="0.0461959113598067" calcext:value-type="percentage">
            <text:p>4.62%</text:p>
          </table:table-cell>
          <table:table-cell table:style-name="ce1" table:formula="of:=[.G427]/[.$J427]" office:value-type="percentage" office:value="0.34006295106985" calcext:value-type="percentage">
            <text:p>34.01%</text:p>
          </table:table-cell>
          <table:table-cell table:style-name="ce1" table:formula="of:=[.H427]/[.$J427]" office:value-type="percentage" office:value="0.197882554923219" calcext:value-type="percentage">
            <text:p>19.79%</text:p>
          </table:table-cell>
          <table:table-cell table:style-name="ce1" table:formula="of:=[.I427]/[.$J427]" office:value-type="percentage" office:value="0.075795631577274" calcext:value-type="percentage">
            <text:p>7.58%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25T23:53:54.662674343</dc:date>
    <meta:editing-duration>PT50S</meta:editing-duration>
    <meta:editing-cycles>1</meta:editing-cycles>
    <meta:document-statistic meta:table-count="1" meta:cell-count="5130" meta:object-count="0"/>
    <meta:generator>LibreOffice/6.0.7.3$Linux_X86_64 LibreOffice_project/00m0$Build-3</meta:generator>
  </office:meta>
</office:document-meta>
</file>